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ath draw:style-name="gr1" draw:layer="layout" svg:width="0.597cm" svg:height="0.597cm" svg:x="1.762cm" svg:y="1.739cm" svg:viewBox="0 0 598 598" svg:d="M598 299c0 55-13 102-40 149-28 48-62 82-109 110-48 27-95 40-150 40s-102-13-149-40c-48-28-82-62-110-109-27-48-40-95-40-150s13-102 40-149c28-48 62-82 109-110 48-27 95-40 150-40s102 13 149 40c48 28 82 62 110 109 27 48 40 95 40 150z">
          <text:p/>
        </draw:path>
        <draw:path draw:style-name="gr2" draw:layer="layout" svg:width="0.597cm" svg:height="0.597cm" svg:x="1.762cm" svg:y="1.739cm" svg:viewBox="0 0 598 598" svg:d="M598 299c0 55-13 102-40 149-28 48-62 82-109 110-48 27-95 40-150 40s-102-13-149-40c-48-28-82-62-110-109-27-48-40-95-40-150s13-102 40-149c28-48 62-82 109-110 48-27 95-40 150-40s102 13 149 40c48 28 82 62 110 109 27 48 40 95 40 150z">
          <text:p/>
        </draw:path>
        <draw:polygon draw:style-name="gr1" draw:layer="layout" svg:width="0.198cm" svg:height="0.568cm" svg:x="1.962cm" svg:y="1.489cm" svg:viewBox="0 0 199 569" draw:points="0,569 199,569 199,0 0,0">
          <text:p/>
        </draw:polygon>
        <draw:polygon draw:style-name="gr2" draw:layer="layout" svg:width="0.198cm" svg:height="0.568cm" svg:x="1.962cm" svg:y="1.489cm" svg:viewBox="0 0 199 569" draw:points="0,569 199,569 199,0 0,0">
          <text:p/>
        </draw:polygon>
        <draw:frame draw:style-name="gr3" draw:layer="layout" svg:width="1.26cm" svg:height="0.639cm" svg:x="1.5cm" svg:y="2.39cm">
          <draw:text-box>
            <text:p text:style-name="P1"><text:span text:style-name="T1">ОТКЛ. </text:span></text:p>
          </draw:text-box>
        </draw:frame>
        <draw:frame draw:style-name="gr3" draw:layer="layout" svg:width="1.25cm" svg:height="0.639cm" svg:x="1.51cm" svg:y="0.9cm">
          <draw:text-box>
            <text:p text:style-name="P1"><text:span text:style-name="T1">ВКЛ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8:05.906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09:48:14.531000000</dc:date>
    <meta:document-statistic meta:object-count="6"/>
    <meta:template xlink:type="simple" xlink:actuate="onRequest" xlink:title="1" xlink:href="file:///C:/Documents%20and%20Settings/User/Application%20Data/LibreOffice/4/user/template/1.otg" meta:date="2015-09-29T09:48:05.828000000"/>
  </office:meta>
</office:document-meta>
</file>